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58784" officeooo:paragraph-rsid="00058784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officeooo:rsid="00058784" officeooo:paragraph-rsid="00058784" style:font-style-asian="normal" style:font-style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058784" officeooo:paragraph-rsid="00058784" style:font-style-asian="normal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066701" officeooo:paragraph-rsid="00066701" style:font-style-asian="normal" style:font-style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06e59f" officeooo:paragraph-rsid="0006e59f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itutional Convention (in Philly, 1787)</text:p>
      <text:p text:style-name="P2"/>
      <text:list xml:id="list1904758277276174157" text:style-name="L1">
        <text:list-item>
          <text:p text:style-name="P3">1<text:span text:style-name="T1">st</text:span> time in 1786 – 5 states</text:p>
        </text:list-item>
        <text:list-item>
          <text:p text:style-name="P3">2<text:span text:style-name="T1">nd</text:span> time in 1787 – 12 states (not RI)</text:p>
          <text:list>
            <text:list-item>
              <text:p text:style-name="P3">Showed up because of Shays Rebellion</text:p>
            </text:list-item>
            <text:list-item>
              <text:p text:style-name="P4">G.W. attends</text:p>
            </text:list-item>
          </text:list>
        </text:list-item>
        <text:list-item>
          <text:p text:style-name="P5">Very different thoughts</text:p>
          <text:list>
            <text:list-item>
              <text:p text:style-name="P5">Eastern Elite vs. Western Farmer</text:p>
            </text:list-item>
            <text:list-item>
              <text:p text:style-name="P5">Northern Industrialist vs. Southern Plantationists</text:p>
            </text:list-item>
          </text:list>
        </text:list-item>
        <text:list-item>
          <text:p text:style-name="P5">They figured out that they couldn't just fix the Articles of Federation, so they ripped it up.</text:p>
        </text:list-item>
        <text:list-item>
          <text:p text:style-name="P5">3 huge obstacles:</text:p>
          <text:list>
            <text:list-item>
              <text:p text:style-name="P5">How strong should the federal government be?</text:p>
            </text:list-item>
            <text:list-item>
              <text:p text:style-name="P5">How do states get representatives?</text:p>
            </text:list-item>
            <text:list-item>
              <text:p text:style-name="P5">Slavery and voting?</text:p>
              <text:list>
                <text:list-item>
                  <text:p text:style-name="P5">Do slaves count as people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0:44:40.888332884</meta:creation-date>
    <dc:date>2014-10-20T10:53:17.089139547</dc:date>
    <meta:editing-duration>PT8H2M45S</meta:editing-duration>
    <meta:editing-cycles>3</meta:editing-cycles>
    <meta:generator>LibreOffice/4.3.2.2.0$Linux_X86_64 LibreOffice_project/430m0$Build-2</meta:generator>
    <meta:document-statistic meta:table-count="0" meta:image-count="0" meta:object-count="0" meta:page-count="1" meta:paragraph-count="14" meta:word-count="93" meta:character-count="507" meta:non-whitespace-character-count="439"/>
  </office:meta>
</office:document-meta>
</file>